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7" style:family="graphic" style:parent-style-name="standard">
      <style:graphic-properties svg:stroke-width="0.051cm" draw:marker-start="" draw:marker-start-width="0.276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marker-start="" draw:marker-end="Arrow" draw:textarea-horizontal-align="center" draw:textarea-vertical-align="middle"/>
    </style:style>
    <style:style style:name="gr9" style:family="graphic" style:parent-style-name="standard">
      <style:graphic-properties draw:marker-start="Arrow" draw:textarea-horizontal-align="center" draw:textarea-vertical-align="middle"/>
    </style:style>
    <style:style style:name="gr10" style:family="graphic" style:parent-style-name="standard">
      <style:graphic-properties draw:marker-start="" draw:marker-end="" draw:textarea-horizontal-align="center" draw:textarea-vertical-align="middle"/>
    </style:style>
    <style:style style:name="gr11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marker-start="" draw:marker-end="" draw:fill="solid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marker-start="" draw:marker-end=""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marker-start="" draw:marker-end="" draw:fill="solid" draw:fill-color="#999999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marker-start="" draw:marker-end="" draw:fill="none" draw:fill-color="#ffffff" fo:min-height="0.541cm"/>
    </style:style>
    <style:style style:name="gr16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0.891cm" fo:min-width="4.918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4pt" fo:language="la" fo:country="VA" style:font-size-asian="24pt" style:font-size-complex="2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8.752cm" svg:y1="12.113cm" svg:x2="17.482cm" svg:y2="12.113cm">
              <text:p/>
            </draw:line>
            <draw:line draw:style-name="gr1" draw:text-style-name="P1" draw:layer="layout" svg:x1="17.746cm" svg:y1="12.47cm" svg:x2="18.493cm" svg:y2="12.47cm">
              <text:p/>
            </draw:line>
            <draw:line draw:style-name="gr1" draw:text-style-name="P1" draw:layer="layout" svg:x1="18.752cm" svg:y1="12.814cm" svg:x2="17.482cm" svg:y2="12.814cm">
              <text:p/>
            </draw:line>
            <draw:line draw:style-name="gr1" draw:text-style-name="P1" draw:layer="layout" svg:x1="17.746cm" svg:y1="13.171cm" svg:x2="18.493cm" svg:y2="13.171cm">
              <text:p/>
            </draw:line>
            <draw:line draw:style-name="gr1" draw:text-style-name="P1" draw:layer="layout" svg:x1="18.117cm" svg:y1="12.113cm" svg:x2="18.117cm" svg:y2="11.266cm">
              <text:p/>
            </draw:line>
            <draw:line draw:style-name="gr1" draw:text-style-name="P1" draw:layer="layout" svg:x1="18.088cm" svg:y1="13.171cm" svg:x2="18.088cm" svg:y2="13.945cm">
              <text:p/>
            </draw:line>
            <draw:line draw:style-name="gr1" draw:text-style-name="P1" draw:layer="layout" svg:x1="18.117cm" svg:y1="11.266cm" svg:x2="16.158cm" svg:y2="11.266cm">
              <text:p/>
            </draw:line>
            <draw:line draw:style-name="gr1" draw:text-style-name="P1" draw:layer="layout" svg:x1="15.118cm" svg:y1="11.266cm" svg:x2="12.921cm" svg:y2="11.266cm">
              <text:p/>
            </draw:line>
            <draw:line draw:style-name="gr1" draw:text-style-name="P1" draw:layer="layout" svg:x1="18.088cm" svg:y1="13.945cm" svg:x2="13.008cm" svg:y2="13.945cm">
              <text:p/>
            </draw:line>
            <draw:line draw:style-name="gr2" draw:text-style-name="P1" draw:layer="layout" svg:x1="15.202cm" svg:y1="10.802cm" svg:x2="16.158cm" svg:y2="11.266cm">
              <text:p/>
            </draw:line>
            <draw:frame draw:style-name="gr3" draw:layer="layout" svg:width="1.277cm" svg:height="0.963cm" svg:x="18.752cm" svg:y="12.208cm">
              <draw:text-box>
                <text:p>9V</text:p>
              </draw:text-box>
            </draw:frame>
            <draw:frame draw:style-name="gr3" draw:layer="layout" svg:width="0.714cm" svg:height="0.963cm" svg:x="18.304cm" svg:y="12.843cm">
              <draw:text-box>
                <text:p>-</text:p>
              </draw:text-box>
            </draw:frame>
            <draw:frame draw:style-name="gr3" draw:layer="layout" svg:width="0.875cm" svg:height="0.963cm" svg:x="18.117cm" svg:y="11.266cm">
              <draw:text-box>
                <text:p>+</text:p>
              </draw:text-box>
            </draw:frame>
            <draw:custom-shape draw:style-name="gr4" draw:text-style-name="P1" draw:layer="layout" svg:width="0.455cm" svg:height="0.455cm" draw:transform="rotate (-1.57079632679579) translate (15.275cm 13.706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5" draw:text-style-name="P1" draw:layer="layout" svg:x1="15.276cm" svg:y1="13.706cm" svg:x2="15.275cm" svg:y2="14.161cm">
              <text:p/>
            </draw:line>
            <draw:custom-shape draw:style-name="gr4" draw:text-style-name="P1" draw:layer="layout" svg:width="0.064cm" svg:height="0.064cm" svg:x="16.128cm" svg:y="11.2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6" draw:text-style-name="P1" draw:layer="layout" svg:width="1.27cm" svg:height="1.27cm" svg:x="15.461cm" svg:y="5.2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16.063cm" svg:y1="7.789cm" svg:x2="16.204cm" svg:y2="7.868cm">
              <text:p/>
            </draw:line>
            <draw:line draw:style-name="gr7" draw:text-style-name="P1" draw:layer="layout" svg:x1="16.204cm" svg:y1="7.868cm" svg:x2="15.922cm" svg:y2="8.027cm">
              <text:p/>
            </draw:line>
            <draw:line draw:style-name="gr7" draw:text-style-name="P1" draw:layer="layout" svg:x1="15.922cm" svg:y1="8.027cm" svg:x2="16.204cm" svg:y2="8.186cm">
              <text:p/>
            </draw:line>
            <draw:line draw:style-name="gr7" draw:text-style-name="P1" draw:layer="layout" svg:x1="16.204cm" svg:y1="8.186cm" svg:x2="15.922cm" svg:y2="8.345cm">
              <text:p/>
            </draw:line>
            <draw:line draw:style-name="gr7" draw:text-style-name="P1" draw:layer="layout" svg:x1="15.922cm" svg:y1="8.345cm" svg:x2="16.204cm" svg:y2="8.504cm">
              <text:p/>
            </draw:line>
            <draw:line draw:style-name="gr7" draw:text-style-name="P1" draw:layer="layout" svg:x1="16.204cm" svg:y1="8.503cm" svg:x2="15.922cm" svg:y2="8.662cm">
              <text:p/>
            </draw:line>
            <draw:line draw:style-name="gr7" draw:text-style-name="P1" draw:layer="layout" svg:x1="15.922cm" svg:y1="8.662cm" svg:x2="16.204cm" svg:y2="8.821cm">
              <text:p/>
            </draw:line>
            <draw:line draw:style-name="gr7" draw:text-style-name="P1" draw:layer="layout" svg:x1="16.204cm" svg:y1="8.821cm" svg:x2="15.922cm" svg:y2="8.98cm">
              <text:p/>
            </draw:line>
            <draw:line draw:style-name="gr7" draw:text-style-name="P1" draw:layer="layout" svg:x1="15.922cm" svg:y1="8.98cm" svg:x2="16.063cm" svg:y2="9.059cm">
              <text:p/>
            </draw:line>
            <draw:line draw:style-name="gr7" draw:text-style-name="P1" draw:layer="layout" svg:x1="16.135cm" svg:y1="5.245cm" svg:x2="16.276cm" svg:y2="5.324cm">
              <text:p/>
            </draw:line>
            <draw:line draw:style-name="gr7" draw:text-style-name="P1" draw:layer="layout" svg:x1="16.276cm" svg:y1="5.324cm" svg:x2="15.994cm" svg:y2="5.483cm">
              <text:p/>
            </draw:line>
            <draw:line draw:style-name="gr7" draw:text-style-name="P1" draw:layer="layout" svg:x1="15.994cm" svg:y1="5.483cm" svg:x2="16.276cm" svg:y2="5.642cm">
              <text:p/>
            </draw:line>
            <draw:line draw:style-name="gr7" draw:text-style-name="P1" draw:layer="layout" svg:x1="16.276cm" svg:y1="5.642cm" svg:x2="15.994cm" svg:y2="5.801cm">
              <text:p/>
            </draw:line>
            <draw:line draw:style-name="gr7" draw:text-style-name="P1" draw:layer="layout" svg:x1="15.994cm" svg:y1="5.801cm" svg:x2="16.276cm" svg:y2="5.96cm">
              <text:p/>
            </draw:line>
            <draw:line draw:style-name="gr7" draw:text-style-name="P1" draw:layer="layout" svg:x1="16.276cm" svg:y1="5.959cm" svg:x2="15.994cm" svg:y2="6.118cm">
              <text:p/>
            </draw:line>
            <draw:line draw:style-name="gr7" draw:text-style-name="P1" draw:layer="layout" svg:x1="15.994cm" svg:y1="6.118cm" svg:x2="16.276cm" svg:y2="6.277cm">
              <text:p/>
            </draw:line>
            <draw:line draw:style-name="gr7" draw:text-style-name="P1" draw:layer="layout" svg:x1="16.276cm" svg:y1="6.277cm" svg:x2="15.994cm" svg:y2="6.436cm">
              <text:p/>
            </draw:line>
            <draw:line draw:style-name="gr7" draw:text-style-name="P1" draw:layer="layout" svg:x1="15.994cm" svg:y1="6.436cm" svg:x2="16.135cm" svg:y2="6.515cm">
              <text:p/>
            </draw:line>
            <draw:line draw:style-name="gr8" draw:text-style-name="P1" draw:layer="layout" svg:x1="18.001cm" svg:y1="5.245cm" svg:x2="16.731cm" svg:y2="5.617cm">
              <text:p/>
            </draw:line>
            <draw:line draw:style-name="gr9" draw:text-style-name="P1" draw:layer="layout" svg:x1="16.731cm" svg:y1="6.073cm" svg:x2="17.935cm" svg:y2="5.745cm">
              <text:p/>
            </draw:line>
            <draw:line draw:style-name="gr10" draw:text-style-name="P1" draw:layer="layout" svg:x1="16.096cm" svg:y1="6.515cm" svg:x2="16.096cm" svg:y2="7.785cm">
              <text:p/>
            </draw:line>
            <draw:line draw:style-name="gr10" draw:text-style-name="P1" draw:layer="layout" svg:x1="16.096cm" svg:y1="5.245cm" svg:x2="16.096cm" svg:y2="4.61cm">
              <text:p/>
            </draw:line>
            <draw:line draw:style-name="gr10" draw:text-style-name="P1" draw:layer="layout" svg:x1="16.096cm" svg:y1="9.055cm" svg:x2="16.096cm" svg:y2="9.69cm">
              <text:p/>
            </draw:line>
            <draw:line draw:style-name="gr10" draw:text-style-name="P1" draw:layer="layout" svg:x1="16.096cm" svg:y1="7.15cm" svg:x2="12.921cm" svg:y2="7.15cm">
              <text:p/>
            </draw:line>
            <draw:line draw:style-name="gr10" draw:text-style-name="P1" draw:layer="layout" svg:x1="16.096cm" svg:y1="9.69cm" svg:x2="12.921cm" svg:y2="9.69cm">
              <text:p/>
            </draw:line>
            <draw:line draw:style-name="gr10" draw:text-style-name="P1" draw:layer="layout" svg:x1="16.096cm" svg:y1="4.61cm" svg:x2="12.921cm" svg:y2="4.61cm">
              <text:p/>
            </draw:line>
            <draw:frame draw:style-name="gr11" draw:layer="layout" svg:width="2.386cm" svg:height="0.963cm" svg:x="16.096cm" svg:y="8.092cm">
              <draw:text-box>
                <text:p>6.4MΩ</text:p>
              </draw:text-box>
            </draw:frame>
          </draw:g>
          <draw:g>
            <draw:g>
              <draw:custom-shape draw:style-name="gr12" draw:text-style-name="P1" draw:layer="layout" svg:width="0.375cm" svg:height="1.008cm" svg:x="2.526cm" svg:y="8.292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3.303cm" svg:height="0.824cm" draw:transform="rotate (1.5707963267946) translate (1.702cm 10.453cm)">
                <text:p/>
  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14" draw:text-style-name="P1" draw:layer="layout" svg:width="3.303cm" svg:height="0.313cm" draw:transform="rotate (1.5707963267946) translate (1.562cm 10.45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7" draw:text-style-name="P1" draw:layer="layout" svg:x1="2.76cm" svg:y1="5.88cm" svg:x2="2.901cm" svg:y2="5.959cm">
              <text:p/>
            </draw:line>
            <draw:line draw:style-name="gr7" draw:text-style-name="P1" draw:layer="layout" svg:x1="2.901cm" svg:y1="5.959cm" svg:x2="2.619cm" svg:y2="6.118cm">
              <text:p/>
            </draw:line>
            <draw:line draw:style-name="gr7" draw:text-style-name="P1" draw:layer="layout" svg:x1="2.619cm" svg:y1="6.118cm" svg:x2="2.901cm" svg:y2="6.277cm">
              <text:p/>
            </draw:line>
            <draw:line draw:style-name="gr7" draw:text-style-name="P1" draw:layer="layout" svg:x1="2.901cm" svg:y1="6.277cm" svg:x2="2.619cm" svg:y2="6.436cm">
              <text:p/>
            </draw:line>
            <draw:line draw:style-name="gr7" draw:text-style-name="P1" draw:layer="layout" svg:x1="2.619cm" svg:y1="6.436cm" svg:x2="2.901cm" svg:y2="6.595cm">
              <text:p/>
            </draw:line>
            <draw:line draw:style-name="gr7" draw:text-style-name="P1" draw:layer="layout" svg:x1="2.901cm" svg:y1="6.594cm" svg:x2="2.619cm" svg:y2="6.753cm">
              <text:p/>
            </draw:line>
            <draw:line draw:style-name="gr7" draw:text-style-name="P1" draw:layer="layout" svg:x1="2.619cm" svg:y1="6.753cm" svg:x2="2.901cm" svg:y2="6.912cm">
              <text:p/>
            </draw:line>
            <draw:line draw:style-name="gr7" draw:text-style-name="P1" draw:layer="layout" svg:x1="2.901cm" svg:y1="6.912cm" svg:x2="2.619cm" svg:y2="7.071cm">
              <text:p/>
            </draw:line>
            <draw:line draw:style-name="gr7" draw:text-style-name="P1" draw:layer="layout" svg:x1="2.619cm" svg:y1="7.071cm" svg:x2="2.76cm" svg:y2="7.15cm">
              <text:p/>
            </draw:line>
            <draw:line draw:style-name="gr10" draw:text-style-name="P1" draw:layer="layout" svg:x1="2.76cm" svg:y1="7.15cm" svg:x2="2.76cm" svg:y2="8.42cm">
              <text:p/>
            </draw:line>
            <draw:line draw:style-name="gr10" draw:text-style-name="P1" draw:layer="layout" svg:x1="2.76cm" svg:y1="8.292cm" svg:x2="2.76cm" svg:y2="10.832cm">
              <text:p/>
            </draw:line>
            <draw:line draw:style-name="gr10" draw:text-style-name="P1" draw:layer="layout" svg:x1="2.76cm" svg:y1="5.245cm" svg:x2="2.76cm" svg:y2="5.88cm">
              <text:p/>
            </draw:line>
            <draw:line draw:style-name="gr10" draw:text-style-name="P1" draw:layer="layout" svg:x1="2.76cm" svg:y1="10.832cm" svg:x2="5.935cm" svg:y2="10.832cm">
              <text:p/>
            </draw:line>
            <draw:line draw:style-name="gr10" draw:text-style-name="P1" draw:layer="layout" svg:x1="2.76cm" svg:y1="5.245cm" svg:x2="5.935cm" svg:y2="5.245cm">
              <text:p/>
            </draw:line>
            <draw:frame draw:style-name="gr15" draw:layer="layout" svg:width="1.985cm" svg:height="0.963cm" svg:x="2.76cm" svg:y="5.959cm">
              <draw:text-box>
                <text:p>112Ω</text:p>
              </draw:text-box>
            </draw:frame>
            <draw:line draw:style-name="gr10" draw:text-style-name="P1" draw:layer="layout" svg:x1="2.761cm" svg:y1="10.832cm" svg:x2="5.936cm" svg:y2="10.832cm">
              <text:p/>
            </draw:line>
            <draw:frame draw:style-name="gr11" draw:layer="layout" svg:width="0.875cm" svg:height="0.963cm" svg:x="2.76cm" svg:y="7.693cm">
              <draw:text-box>
                <text:p>+</text:p>
              </draw:text-box>
            </draw:frame>
            <draw:frame draw:style-name="gr11" draw:layer="layout" svg:width="0.714cm" svg:height="0.963cm" svg:x="2.901cm" svg:y="8.962cm">
              <draw:text-box>
                <text:p>-</text:p>
              </draw:text-box>
            </draw:frame>
            <draw:frame draw:style-name="gr11" draw:layer="layout" svg:width="0.714cm" svg:height="0.963cm" svg:x="2.832cm" svg:y="8.962cm">
              <draw:text-box>
                <text:p>-</text:p>
              </draw:text-box>
            </draw:frame>
          </draw:g>
          <draw:rect draw:style-name="gr10" draw:text-style-name="P1" draw:layer="layout" svg:width="6.985cm" svg:height="11.43cm" svg:x="5.936cm" svg:y="3.975cm">
            <text:p/>
          </draw:rect>
          <draw:frame draw:style-name="gr11" draw:layer="layout" svg:width="1.912cm" svg:height="0.963cm" svg:x="11.016cm" svg:y="13.5cm">
            <draw:text-box>
              <text:p>GND</text:p>
            </draw:text-box>
          </draw:frame>
          <draw:frame draw:style-name="gr11" draw:layer="layout" svg:width="1.768cm" svg:height="0.963cm" svg:x="11.153cm" svg:y="10.96cm">
            <draw:text-box>
              <text:p>V_in</text:p>
            </draw:text-box>
          </draw:frame>
          <draw:frame draw:style-name="gr11" draw:layer="layout" svg:width="1.912cm" svg:height="0.963cm" svg:x="11.016cm" svg:y="9.055cm">
            <draw:text-box>
              <text:p>GND</text:p>
            </draw:text-box>
          </draw:frame>
          <draw:frame draw:style-name="gr11" draw:layer="layout" svg:width="1.277cm" svg:height="0.963cm" svg:x="11.644cm" svg:y="6.515cm">
            <draw:text-box>
              <text:p>A0</text:p>
            </draw:text-box>
          </draw:frame>
          <draw:frame draw:style-name="gr11" draw:layer="layout" svg:width="1.649cm" svg:height="0.963cm" svg:x="11.272cm" svg:y="4.282cm">
            <draw:text-box>
              <text:p>+5V</text:p>
            </draw:text-box>
          </draw:frame>
          <draw:frame draw:style-name="gr11" draw:layer="layout" svg:width="1.205cm" svg:height="0.963cm" svg:x="5.936cm" svg:y="4.61cm">
            <draw:text-box>
              <text:p>12</text:p>
            </draw:text-box>
          </draw:frame>
          <draw:frame draw:style-name="gr11" draw:layer="layout" svg:width="1.912cm" svg:height="0.963cm" svg:x="5.936cm" svg:y="10.325cm">
            <draw:text-box>
              <text:p>GND</text:p>
            </draw:text-box>
          </draw:frame>
          <draw:frame draw:style-name="gr16" draw:text-style-name="P2" draw:layer="layout" svg:width="3.642cm" svg:height="1.195cm" draw:transform="rotate (-1.57079632679579) translate (9.746cm 7.15cm)">
            <draw:text-box>
              <text:p><text:span text:style-name="T1">Arduino</text:span></text:p>
            </draw:text-box>
          </draw:frame>
        </draw:g>
        <draw:frame draw:style-name="gr11" draw:text-style-name="P3" draw:layer="layout" svg:width="15.738cm" svg:height="1.979cm" svg:x="2.926cm" svg:y="1.531cm">
          <draw:text-box>
            <text:p><text:span text:style-name="T2">Schematic of “Singing Bass” Arduino Project</text:span></text:p>
            <text:p text:style-name="P1"><text:span text:style-name="T2">For 308L Junior Laborat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kylar Scott</meta:initial-creator>
    <meta:creation-date>2012-05-10T00:39:47.81</meta:creation-date>
    <dc:date>2012-05-10T02:00:43.60</dc:date>
    <dc:creator>Skylar Scott</dc:creator>
    <meta:editing-duration>PT00H28M51S</meta:editing-duration>
    <meta:editing-cycles>6</meta:editing-cycles>
    <meta:generator>OpenOffice.org/3.0$Win32 OpenOffice.org_project/300m9$Build-9358</meta:generator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